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875b" officeooo:paragraph-rsid="0018875b"/>
    </style:style>
    <style:style style:name="P2" style:family="paragraph" style:parent-style-name="Standard">
      <style:text-properties officeooo:rsid="00189e33" officeooo:paragraph-rsid="00189e33"/>
    </style:style>
    <style:style style:name="P3" style:family="paragraph" style:parent-style-name="Standard">
      <style:text-properties officeooo:rsid="00195b56" officeooo:paragraph-rsid="00195b56"/>
    </style:style>
    <style:style style:name="P4" style:family="paragraph" style:parent-style-name="Standard">
      <style:text-properties officeooo:rsid="001ac9a9" officeooo:paragraph-rsid="001ac9a9"/>
    </style:style>
    <style:style style:name="P5" style:family="paragraph" style:parent-style-name="Standard">
      <style:text-properties officeooo:rsid="001dde6f" officeooo:paragraph-rsid="001dde6f"/>
    </style:style>
    <style:style style:name="P6" style:family="paragraph" style:parent-style-name="Standard">
      <style:text-properties officeooo:rsid="001e75b0" officeooo:paragraph-rsid="001e75b0"/>
    </style:style>
    <style:style style:name="P7" style:family="paragraph" style:parent-style-name="Standard">
      <style:text-properties officeooo:rsid="001e8893" officeooo:paragraph-rsid="001e8893"/>
    </style:style>
    <style:style style:name="P8" style:family="paragraph" style:parent-style-name="Standard">
      <style:text-properties officeooo:rsid="00195b56" officeooo:paragraph-rsid="00195b56" fo:background-color="transparent"/>
    </style:style>
    <style:style style:name="P9" style:family="paragraph" style:parent-style-name="Standard">
      <style:text-properties officeooo:rsid="001e8893" officeooo:paragraph-rsid="001e8893"/>
    </style:style>
    <style:style style:name="P10" style:family="paragraph" style:parent-style-name="Standard">
      <style:text-properties officeooo:rsid="001fe1b7" officeooo:paragraph-rsid="001fe1b7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e1b7" fo:background-color="#ffff00" loext:char-shading-value="0"/>
    </style:style>
    <style:style style:name="T3" style:family="text">
      <style:text-properties officeooo:rsid="001fe1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gill – schiaffo</text:p>
      <text:p text:style-name="P1">cicuriell – pezzi di carne per salsiccia</text:p>
      <text:p text:style-name="P1">affuci' –rimboccare le maniche</text:p>
      <text:p text:style-name="P1">frssora-- padella per friggere</text:p>
      <text:p text:style-name="P1">gliommar – gomitolo in genere detto di gomitolo di lana</text:p>
      <text:p text:style-name="P1">rac --- muco</text:p>
      <text:p text:style-name="P1"><text:s/>vrascier –braciere</text:p>
      <text:p text:style-name="P1">palmient ---attrezzo in pietra per pigiare vino</text:p>
      <text:p text:style-name="P1">saramntà – raccogliere i tralci secchi della vigna</text:p>
      <text:p text:style-name="P1">contruocchi --- ramo della vite che cresce tra la foglia principale e il ramo</text:p>
      <text:p text:style-name="P2">trafana –si dice di donna che si intromette nelle cose altrui </text:p>
      <text:p text:style-name="P2">squaquaccià-- ridurre in frammenti dicesi di uovo rotto</text:p>
      <text:p text:style-name="P2">ammatntà --- fare i lividi </text:p>
      <text:p text:style-name="P2">sctrppià --- rendere qualcuno o quaqlcosa irriconoscibile</text:p>
      <text:p text:style-name="P2">sctrfgià --- sfreggiare</text:p>
      <text:p text:style-name="P2">mrcion --- detto di cosa vecchia inutilizzabile</text:p>
      <text:p text:style-name="P2">nazcà --- cullare</text:p>
      <text:p text:style-name="P2">arriità --- vomitare</text:p>
      <text:p text:style-name="P2">(arraanata ) ( baccalà)</text:p>
      <text:p text:style-name="P2">puz – polso</text:p>
      <text:p text:style-name="P2">vut --- gomito</text:p>
      <text:p text:style-name="P2">dnuocchi – ginocchio</text:p>
      <text:p text:style-name="P2">ruocila – rotula</text:p>
      <text:p text:style-name="P2">cudrella --- parte terminale della schiena</text:p>
      <text:p text:style-name="P8">salviet ---tovaglia da tavola <text:span text:style-name="T3">piccola</text:span></text:p>
      <text:p text:style-name="P3">fasciuol –fagioli</text:p>
      <text:p text:style-name="P3">closctra – colostro</text:p>
      <text:p text:style-name="P3">mogn --- mungere</text:p>
      <text:p text:style-name="P4">sctrrà – pulire la stalla </text:p>
      <text:p text:style-name="P4">fenza – <text:s/>rete metallica per recinti</text:p>
      <text:p text:style-name="P4">cusctata – costola</text:p>
      <text:p text:style-name="P4">dton – pollice o alluce</text:p>
      <text:p text:style-name="P4">vdella – budella</text:p>
      <text:p text:style-name="P4">frosc – narici</text:p>
      <text:p text:style-name="P4">ciufl – timpano</text:p>
      <text:p text:style-name="P4">ndrvdà --- agitae </text:p>
      <text:p text:style-name="P4">ruscia – forfora</text:p>
      <text:p text:style-name="P4">n zaccà –riempire nzacca l savcicc</text:p>
      <text:p text:style-name="P4">ntrpcà – inciampare</text:p>
      <text:p text:style-name="P4">arravuglià – stropicciare in malo modo </text:p>
      <text:p text:style-name="P4">abbrrtà --attorcigliare</text:p>
      <text:p text:style-name="P4">cancllata – ringhiera delle finestre</text:p>
      <text:p text:style-name="P4">trappit – frantoio</text:p>
      <text:p text:style-name="P4">scitutà --- spegnere</text:p>
      <text:p text:style-name="P4">glianna – ghianda</text:p>
      <text:p text:style-name="P4">cacciun – cane</text:p>
      <text:p text:style-name="P4">hat – gatto</text:p>
      <text:p text:style-name="P4">puorc – maiale</text:p>
      <text:p text:style-name="P4">allina – gallina </text:p>
      <text:p text:style-name="P4">cunigl – coniglio</text:p>
      <text:p text:style-name="P4">i <text:s/>– andare</text:p>
      <text:p text:style-name="P4">mniì – venire</text:p>
      <text:p text:style-name="P5"><text:soft-page-break/>ndurza – infilare con forza</text:p>
      <text:p text:style-name="P5">viariell – viottolo</text:p>
      <text:p text:style-name="P5">mscuot --- biscotto</text:p>
      <text:p text:style-name="P5">nzalatrella – insalatiera</text:p>
      <text:p text:style-name="P5">vli' – bollire</text:p>
      <text:p text:style-name="P5">apparecch – aeroplano</text:p>
      <text:p text:style-name="P5">mbzziatur --- secchio</text:p>
      <text:p text:style-name="P5">sorc --- topo</text:p>
      <text:p text:style-name="P5">rngella – vaso in terracotta giara</text:p>
      <text:p text:style-name="P5">sciur – fiori</text:p>
      <text:p text:style-name="P5">lent – occhiali</text:p>
      <text:p text:style-name="P5">frmella – bottone</text:p>
      <text:p text:style-name="P5">ogna – unghia</text:p>
      <text:p text:style-name="P5">sacchitt – sacco</text:p>
      <text:p text:style-name="P5">mnnezza --- immondizia</text:p>
      <text:p text:style-name="P5">ltam --- letame</text:p>
      <text:p text:style-name="P5">accuccurata --- accovacciata</text:p>
      <text:p text:style-name="P5">nzin – mettere <text:s/>sulle ginocchia</text:p>
      <text:p text:style-name="P5">attaccià – dare per mano qualcuno</text:p>
      <text:p text:style-name="P5">scium – fiume</text:p>
      <text:p text:style-name="P5">addusurà --- ascoltare</text:p>
      <text:p text:style-name="P5">tament --- guardare</text:p>
      <text:p text:style-name="P5">sem – siamo</text:p>
      <text:p text:style-name="P5">sctat – stati</text:p>
      <text:p text:style-name="P5">mschill – moscerini</text:p>
      <text:p text:style-name="P5">ndcipà – anticipare</text:p>
      <text:p text:style-name="P5">dient – denti</text:p>
      <text:p text:style-name="P5">arscignà – fare la faccia da scimmia</text:p>
      <text:p text:style-name="P5">sctrdlli – stordire</text:p>
      <text:p text:style-name="P5">applacat --- placato</text:p>
      <text:p text:style-name="P5">abbambat – calmato</text:p>
      <text:p text:style-name="P5">scdncchià – cadere in ginocchio</text:p>
      <text:p text:style-name="P5">arlog – orologio</text:p>
      <text:p text:style-name="P5">pinci – tegole</text:p>
      <text:p text:style-name="P5">scumponn --- scomporre</text:p>
      <text:p text:style-name="P5">ionta – giunta</text:p>
      <text:p text:style-name="P5">sfrii – friggere</text:p>
      <text:p text:style-name="P5">cunserva – salsa</text:p>
      <text:p text:style-name="P6">vvron – intruglio semi liquido dicesi di cibo per maiale</text:p>
      <text:p text:style-name="P6">sulc – solco</text:p>
      <text:p text:style-name="P6">vndnor – ore 3 quando la campana fa 33 rintocchi </text:p>
      <text:p text:style-name="P6">cascetta – cassetta</text:p>
      <text:p text:style-name="P6">uand – guanto</text:p>
      <text:p text:style-name="P6">ualia --- miagolare</text:p>
      <text:p text:style-name="P6">nusc musc --- dicesi per richiamare il gatto ( micio micio)</text:p>
      <text:p text:style-name="P6">tequà --- per richiamare il cane ( vieni qua)</text:p>
      <text:p text:style-name="P6">tittit --- per richiamare galline</text:p>
      <text:p text:style-name="P6">accucchià – unire</text:p>
      <text:p text:style-name="P6">scicchiattà – scoppiare</text:p>
      <text:p text:style-name="P6">scenna – ala di gallina </text:p>
      <text:p text:style-name="P6">sciuvrà --- scivolare</text:p>
      <text:p text:style-name="P6">scitrafcà --- strozzare</text:p>
      <text:p text:style-name="P6"><text:soft-page-break/>tiesct --- vaso di fiori</text:p>
      <text:p text:style-name="P6">scin – si</text:p>
      <text:p text:style-name="P6">ia --- incitazione a muoversi (dai)</text:p>
      <text:p text:style-name="P6">s-locat – muoviti ad alzarti</text:p>
      <text:p text:style-name="P6">andariell – telaio della porta</text:p>
      <text:p text:style-name="P6">cretta –- spaccatura</text:p>
      <text:p text:style-name="P6">tavut –- bara</text:p>
      <text:p text:style-name="P6">coccia –- testa</text:p>
      <text:p text:style-name="P6">ciavla – tipo di uccello</text:p>
      <text:p text:style-name="P6">mammacia –- ovatta</text:p>
      <text:p text:style-name="P6">allon – recipiente in vetro ( gallone)</text:p>
      <text:p text:style-name="P6">ngiambcà –- inciampare</text:p>
      <text:p text:style-name="P6"><text:s/>ciell --- uccello</text:p>
      <text:p text:style-name="P6">zita --- sposa</text:p>
      <text:p text:style-name="P6">mrram --- sacca di iuta in cui si metteva la biada e ci mangiava il cavallo</text:p>
      <text:p text:style-name="P6">ptral --- pezzo della sella del cavallo </text:p>
      <text:p text:style-name="P6">vraca --- altro pezzo della sella del cavallo</text:p>
      <text:p text:style-name="P6">addacchià – comporre</text:p>
      <text:p text:style-name="P6">train – carretto</text:p>
      <text:p text:style-name="P7">vrocca – brocca</text:p>
      <text:p text:style-name="P7">tzzon --- pezzo di legna ancora acceso</text:p>
      <text:p text:style-name="P7">pzell –scintille del fuoco</text:p>
      <text:p text:style-name="P10">Pannata --- Costruzione rurale in legno o in ferro ma non in cemento <text:s/>usata come rimessa</text:p>
      <text:p text:style-name="P10">Cap suol --- interno del camino in fondo</text:p>
      <text:p text:style-name="P10">liscia 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1:53:34.254000000</meta:creation-date>
    <dc:date>2015-01-15T11:51:02.123000000</dc:date>
    <meta:editing-duration>PT46M32S</meta:editing-duration>
    <meta:editing-cycles>4</meta:editing-cycles>
    <meta:generator>LibreOffice/4.2.2.1$Windows_x86 LibreOffice_project/3be8cda0bddd8e430d8cda1ebfd581265cca5a0f</meta:generator>
    <meta:document-statistic meta:table-count="0" meta:image-count="0" meta:object-count="0" meta:page-count="3" meta:paragraph-count="129" meta:word-count="499" meta:character-count="3264" meta:non-whitespace-character-count="2810"/>
  </office:meta>
</office:document-meta>
</file>